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dddddd" draw:textarea-horizontal-align="justify" draw:textarea-vertical-align="top" draw:auto-grow-height="false" fo:min-height="1.75cm" fo:min-width="19.5cm"/>
    </style:style>
    <style:style style:name="gr2" style:family="graphic" style:parent-style-name="standard">
      <style:graphic-properties svg:stroke-color="#000000" draw:fill="none" draw:fill-color="#dddddd" draw:textarea-horizontal-align="justify" draw:textarea-vertical-align="top" draw:auto-grow-height="false" fo:min-height="5.15cm" fo:min-width="5.5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6.7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85cm" fo:min-width="6.7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2.016cm" fo:min-width="4.2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1.1cm"/>
    </style:style>
    <style:style style:name="gr7" style:family="graphic" style:parent-style-name="standard">
      <style:graphic-properties svg:stroke-color="#000000" draw:fill="none" draw:fill-color="#dddddd" draw:textarea-horizontal-align="justify" draw:textarea-vertical-align="top" draw:auto-grow-height="false" fo:min-height="7.15cm" fo:min-width="9.1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3.6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8.9cm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85cm" fo:min-width="3.022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85cm" fo:min-width="3.188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66cm" fo:min-width="4.2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3.6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0.638cm" fo:min-width="3.6cm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4.4cm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0.65cm" fo:min-width="4.4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5.3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65cm" fo:min-width="5.3cm"/>
    </style:style>
    <style:style style:name="gr20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dddddd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-color="#dddddd"/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cm" svg:height="2cm" svg:x="3.2cm" svg:y="2.9cm">
          <text:p text:style-name="P1">Main connec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5.4cm" svg:x="15.4cm" svg:y="12.7cm">
          <text:p text:style-name="P1">CPLD – 8bits AL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2cm" svg:height="2.2cm" svg:x="3.2cm" svg:y="7.4cm">
          <text:p text:style-name="P3">D-latch output register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cm" svg:height="1.1cm" svg:x="13.8cm" svg:y="7.4cm">
          <text:p text:style-name="P3">Number source select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cm" svg:height="2.266cm" svg:x="22.3cm" svg:y="7.412cm">
          <text:p text:style-name="P3">External RAM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cm" svg:height="2.2cm" svg:x="10.8cm" svg:y="7.4cm">
          <text:p text:style-name="P3">SPI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6cm" svg:height="7.4cm" svg:x="3.2cm" svg:y="10.7cm">
          <text:p text:style-name="P1">Instruction execution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cm" svg:height="1.5cm" svg:x="3.3cm" svg:y="12.3cm">
          <text:p text:style-name="P5"><text:span text:style-name="T1">4bits count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cm" svg:height="1.5cm" svg:x="3.3cm" svg:y="13.8cm">
          <text:p text:style-name="P5"><text:span text:style-name="T1">Sequenc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9.4cm" svg:height="1.5cm" svg:x="3.3cm" svg:y="16.3cm">
          <text:p text:style-name="P7"><text:span text:style-name="T2">Instruction 8bits D-latch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cm" svg:height="1.5cm" svg:x="8.6cm" svg:y="12.9cm">
          <text:p text:style-name="P7"><text:span text:style-name="T2">Simple execu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cm" svg:height="1.5cm" svg:x="8.6cm" svg:y="14.4cm">
          <text:p text:style-name="P7"><text:span text:style-name="T2">Complex execution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4cm" svg:y1="14.4cm" svg:x2="8.6cm" svg:y2="14.4cm">
          <text:p/>
        </draw:line>
        <draw:line draw:style-name="gr10" draw:text-style-name="P9" draw:layer="layout" svg:x1="7.8cm" svg:y1="16.3cm" svg:x2="7.8cm" svg:y2="14.4cm">
          <text:p/>
        </draw:line>
        <draw:custom-shape draw:style-name="gr11" draw:text-style-name="P4" draw:layer="layout" svg:width="3.522cm" svg:height="1.1cm" svg:x="13.8cm" svg:y="8.5cm">
          <text:p text:style-name="P3">External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688cm" svg:height="1.1cm" svg:x="17.312cm" svg:y="8.5cm">
          <text:p text:style-name="P3">Internal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7cm" svg:height="0.91cm" svg:x="22.3cm" svg:y="9.668cm">
          <text:p text:style-name="P3">64kByte max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cm" svg:height="0.5cm" svg:x="18.9cm" svg:y="3.1cm">
          <text:p text:style-name="P7"><text:span text:style-name="T2">External clo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1cm" svg:height="0.888cm" svg:x="18.9cm" svg:y="3.612cm">
          <text:p text:style-name="P10"><text:span text:style-name="T3">50Mhz max theoretic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9cm" svg:height="0.5cm" svg:x="13.8cm" svg:y="3.1cm">
          <text:p text:style-name="P7"><text:span text:style-name="T2">24Bits address/jump bu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9cm" svg:height="0.9cm" svg:x="13.8cm" svg:y="3.6cm">
          <text:p text:style-name="P7"><text:span text:style-name="T2">Depend of motherboard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9cm" svg:height="0.5cm" svg:x="8.7cm" svg:y="3.1cm">
          <text:p text:style-name="P7"><text:span text:style-name="T2">Peripheral communic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9cm" svg:height="0.9cm" svg:x="8.7cm" svg:y="3.6cm">
          <text:p text:style-name="P7"><text:span text:style-name="T2">5Bits peripheral sele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8cm" svg:height="1.5cm" svg:x="15.5cm" svg:y="14.3cm">
          <text:p text:style-name="P5"><text:span text:style-name="T1">XC95288XL Xilinx CPLD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8cm" svg:height="0.9cm" svg:x="15.5cm" svg:y="15.9cm">
          <text:p text:style-name="P5"><text:span text:style-name="T1">JTAG access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8cm" svg:height="0.9cm" svg:x="15.5cm" svg:y="16.9cm">
          <text:p text:style-name="P5"><text:span text:style-name="T1">Unused pins access</text:span>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2.1cm" svg:height="1.1cm" svg:x="0.8cm" svg:y="0.9cm">
          <draw:text-box>
            <text:p>Block diagram – GP8B_V4 – Revision 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9T19:49:18.163000000</meta:creation-date>
    <dc:date>2020-01-09T20:45:15.722000000</dc:date>
    <meta:editing-duration>PT15M6S</meta:editing-duration>
    <meta:editing-cycles>3</meta:editing-cycles>
    <meta:generator>LibreOffice/6.3.3.2$Windows_X86_64 LibreOffice_project/a64200df03143b798afd1ec74a12ab50359878ed</meta:generator>
    <meta:document-statistic meta:object-count="27"/>
  </office:meta>
</office:document-meta>
</file>